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Default"/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unité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Description</text:p>
          </table:table-cell>
          <table:table-cell office:value-type="string">
            <text:p>unité</text:p>
          </table:table-cell>
        </table:table-row>
        <table:table-row table:style-name="ro1">
          <table:table-cell office:value-type="string">
            <text:p>TIMESTAMP_START</text:p>
          </table:table-cell>
          <table:table-cell office:value-type="string">
            <text:p>Date debut</text:p>
          </table:table-cell>
          <table:table-cell office:value-type="string">
            <text:p>timestamp</text:p>
          </table:table-cell>
          <table:table-cell table:number-columns-repeated="2"/>
          <table:table-cell office:value-type="string">
            <text:p>TIMESTAMP_START</text:p>
          </table:table-cell>
          <table:table-cell office:value-type="string">
            <text:p>Date debut</text:p>
          </table:table-cell>
          <table:table-cell office:value-type="string">
            <text:p>timestamp</text:p>
          </table:table-cell>
        </table:table-row>
        <table:table-row table:style-name="ro1">
          <table:table-cell office:value-type="string">
            <text:p>TIMESTAMP_END </text:p>
          </table:table-cell>
          <table:table-cell office:value-type="string">
            <text:p>Date fin</text:p>
          </table:table-cell>
          <table:table-cell office:value-type="string">
            <text:p>timestamp</text:p>
          </table:table-cell>
          <table:table-cell table:number-columns-repeated="2"/>
          <table:table-cell office:value-type="string">
            <text:p>TIMESTAMP_END </text:p>
          </table:table-cell>
          <table:table-cell office:value-type="string">
            <text:p>Date fin</text:p>
          </table:table-cell>
          <table:table-cell office:value-type="string">
            <text:p>timestamp</text:p>
          </table:table-cell>
        </table:table-row>
        <table:table-row table:style-name="ro1">
          <table:table-cell office:value-type="string">
            <text:p>DTime </text:p>
          </table:table-cell>
          <table:table-cell office:value-type="string">
            <text:p>Date sur <text:s/>366 jours 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DTime </text:p>
          </table:table-cell>
          <table:table-cell office:value-type="string">
            <text:p>Date sur <text:s/>366 jours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RAD </text:p>
          </table:table-cell>
          <table:table-cell office:value-type="string">
            <text:p>Radiation nette (incluant radiation solaire et infrarouge) 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NETRAD </text:p>
          </table:table-cell>
          <table:table-cell office:value-type="string">
            <text:p>Radiation nette (incluant radiation solaire et infrarouge) 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P </text:p>
          </table:table-cell>
          <table:table-cell office:value-type="string">
            <text:p>Precipitation</text:p>
          </table:table-cell>
          <table:table-cell office:value-type="string">
            <text:p>mm</text:p>
          </table:table-cell>
          <table:table-cell table:number-columns-repeated="2"/>
          <table:table-cell office:value-type="string">
            <text:p>P </text:p>
          </table:table-cell>
          <table:table-cell office:value-type="string">
            <text:p>Precipitation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PA </text:p>
          </table:table-cell>
          <table:table-cell office:value-type="string">
            <text:p>Pression athmosphérique </text:p>
          </table:table-cell>
          <table:table-cell office:value-type="string">
            <text:p>Kpa</text:p>
          </table:table-cell>
          <table:table-cell table:number-columns-repeated="2"/>
          <table:table-cell office:value-type="string">
            <text:p>PA </text:p>
          </table:table-cell>
          <table:table-cell office:value-type="string">
            <text:p>Pression athmosphérique </text:p>
          </table:table-cell>
          <table:table-cell office:value-type="string">
            <text:p>Kpa</text:p>
          </table:table-cell>
        </table:table-row>
        <table:table-row table:style-name="ro2">
          <table:table-cell office:value-type="string">
            <text:p>PPFD_DIF </text:p>
          </table:table-cell>
          <table:table-cell office:value-type="string">
            <text:p>PPFD diffuse incidente (400-700 nm)</text:p>
          </table:table-cell>
          <table:table-cell table:style-name="ce4" office:value-type="string">
            <text:p>μmol m-2 s-1</text:p>
          </table:table-cell>
          <table:table-cell table:number-columns-repeated="2"/>
          <table:table-cell office:value-type="string">
            <text:p>PPFD_DIF </text:p>
          </table:table-cell>
          <table:table-cell office:value-type="string">
            <text:p>PPFD diffuse incidente (400-700 nm)</text:p>
          </table:table-cell>
          <table:table-cell office:value-type="string">
            <text:p>μmol m-2 s-1</text:p>
          </table:table-cell>
        </table:table-row>
        <table:table-row table:style-name="ro2">
          <table:table-cell office:value-type="string">
            <text:p>PPFD_IN </text:p>
          </table:table-cell>
          <table:table-cell office:value-type="string">
            <text:p>Densité de Flux Photon Photosynthetique (PPFD) </text:p>
          </table:table-cell>
          <table:table-cell table:style-name="ce4" office:value-type="string">
            <text:p>μmol m-2 s-1</text:p>
          </table:table-cell>
          <table:table-cell table:number-columns-repeated="2"/>
          <table:table-cell office:value-type="string">
            <text:p>PPFD_IN </text:p>
          </table:table-cell>
          <table:table-cell office:value-type="string">
            <text:p>Densité de Flux Photon Photosynthetique (PPFD) </text:p>
          </table:table-cell>
          <table:table-cell office:value-type="string">
            <text:p>μmol m-2 s-1</text:p>
          </table:table-cell>
        </table:table-row>
        <table:table-row table:style-name="ro2">
          <table:table-cell office:value-type="string">
            <text:p>PPFD_OUT </text:p>
          </table:table-cell>
          <table:table-cell office:value-type="string">
            <text:p>PPFD réflechi (400-700 nm)</text:p>
          </table:table-cell>
          <table:table-cell table:style-name="ce4" office:value-type="string">
            <text:p>μmol m-2 s-1</text:p>
          </table:table-cell>
          <table:table-cell table:number-columns-repeated="2"/>
          <table:table-cell office:value-type="string">
            <text:p>PPFD_OUT </text:p>
          </table:table-cell>
          <table:table-cell office:value-type="string">
            <text:p>PPFD réflechi (400-700 nm)</text:p>
          </table:table-cell>
          <table:table-cell office:value-type="string">
            <text:p>μmol m-2 s-1</text:p>
          </table:table-cell>
        </table:table-row>
        <table:table-row table:style-name="ro1">
          <table:table-cell office:value-type="string">
            <text:p>RH </text:p>
          </table:table-cell>
          <table:table-cell office:value-type="string">
            <text:p>Humidité relative</text:p>
          </table:table-cell>
          <table:table-cell office:value-type="string">
            <text:p>%</text:p>
          </table:table-cell>
          <table:table-cell table:number-columns-repeated="2"/>
          <table:table-cell office:value-type="string">
            <text:p>RH </text:p>
          </table:table-cell>
          <table:table-cell office:value-type="string">
            <text:p>Humidité relative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SW_IN </text:p>
          </table:table-cell>
          <table:table-cell office:value-type="string">
            <text:p>Radiations des Ondes courtes incidentes (0.3 to 4.5 micron)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SW_IN </text:p>
          </table:table-cell>
          <table:table-cell office:value-type="string">
            <text:p>Radiations des Ondes courtes incidentes (0.3 to 4.5 micron)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W_OUT </text:p>
          </table:table-cell>
          <table:table-cell office:value-type="string">
            <text:p>Radiations des Ondes courtes sortantes ( 0.3 to 4.5 micron)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SW_OUT </text:p>
          </table:table-cell>
          <table:table-cell office:value-type="string">
            <text:p>Radiations des Ondes courtes sortantes ( 0.3 to 4.5 micron)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TA </text:p>
          </table:table-cell>
          <table:table-cell office:value-type="string">
            <text:p>Temperature de l'air</text:p>
          </table:table-cell>
          <table:table-cell office:value-type="string">
            <text:p>°C</text:p>
          </table:table-cell>
          <table:table-cell table:number-columns-repeated="2"/>
          <table:table-cell office:value-type="string">
            <text:p>TA </text:p>
          </table:table-cell>
          <table:table-cell office:value-type="string">
            <text:p>Temperature de l'air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TS </text:p>
          </table:table-cell>
          <table:table-cell office:value-type="string">
            <text:p>Temperature du sol </text:p>
          </table:table-cell>
          <table:table-cell office:value-type="string">
            <text:p>°C</text:p>
          </table:table-cell>
          <table:table-cell table:number-columns-repeated="2"/>
          <table:table-cell office:value-type="string">
            <text:p>TS </text:p>
          </table:table-cell>
          <table:table-cell office:value-type="string">
            <text:p>Temperature du sol 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WD </text:p>
          </table:table-cell>
          <table:table-cell office:value-type="string">
            <text:p>Direction du vent </text:p>
          </table:table-cell>
          <table:table-cell office:value-type="string">
            <text:p>Decimal degree</text:p>
          </table:table-cell>
          <table:table-cell table:number-columns-repeated="2"/>
          <table:table-cell office:value-type="string">
            <text:p>WD </text:p>
          </table:table-cell>
          <table:table-cell office:value-type="string">
            <text:p>Direction du vent </text:p>
          </table:table-cell>
          <table:table-cell office:value-type="string">
            <text:p>Decimal degree</text:p>
          </table:table-cell>
        </table:table-row>
        <table:table-row table:style-name="ro1">
          <table:table-cell office:value-type="string">
            <text:p>WS </text:p>
          </table:table-cell>
          <table:table-cell office:value-type="string">
            <text:p>Vitesse du vent</text:p>
          </table:table-cell>
          <table:table-cell office:value-type="string">
            <text:p>m s-1</text:p>
          </table:table-cell>
          <table:table-cell table:number-columns-repeated="2"/>
          <table:table-cell office:value-type="string">
            <text:p>WS </text:p>
          </table:table-cell>
          <table:table-cell office:value-type="string">
            <text:p>Vitesse du vent</text:p>
          </table:table-cell>
          <table:table-cell office:value-type="string">
            <text:p>m s-1</text:p>
          </table:table-cell>
        </table:table-row>
        <table:table-row table:style-name="ro1">
          <table:table-cell office:value-type="string">
            <text:p>CO2 </text:p>
          </table:table-cell>
          <table:table-cell office:value-type="string">
            <text:p>Concentration du CO2</text:p>
          </table:table-cell>
          <table:table-cell office:value-type="string">
            <text:p>ppm</text:p>
          </table:table-cell>
          <table:table-cell table:number-columns-repeated="2"/>
          <table:table-cell office:value-type="string">
            <text:p>CO2 </text:p>
          </table:table-cell>
          <table:table-cell office:value-type="string">
            <text:p>Concentration du CO2</text:p>
          </table:table-cell>
          <table:table-cell office:value-type="string">
            <text:p>ppm</text:p>
          </table:table-cell>
        </table:table-row>
        <table:table-row table:style-name="ro1">
          <table:table-cell office:value-type="string">
            <text:p>FC </text:p>
          </table:table-cell>
          <table:table-cell office:value-type="string">
            <text:p>Flux CO2</text:p>
          </table:table-cell>
          <table:table-cell office:value-type="string">
            <text:p>μmolCO2 m-2 s-1</text:p>
          </table:table-cell>
          <table:table-cell table:number-columns-repeated="2"/>
          <table:table-cell office:value-type="string">
            <text:p>FC </text:p>
          </table:table-cell>
          <table:table-cell office:value-type="string">
            <text:p>Flux CO2</text:p>
          </table:table-cell>
          <table:table-cell office:value-type="string">
            <text:p>μmolCO2 m-2 s-1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Flux de chaleur sensible</text:p>
          </table:table-cell>
          <table:table-cell office:value-type="string">
            <text:p><text:s/>W m-2</text:p>
          </table:table-cell>
          <table:table-cell table:number-columns-repeated="2"/>
          <table:table-cell office:value-type="string">
            <text:p>H </text:p>
          </table:table-cell>
          <table:table-cell office:value-type="string">
            <text:p>Flux de chaleur sensible</text:p>
          </table:table-cell>
          <table:table-cell office:value-type="string">
            <text:p><text:s/>W m-2</text:p>
          </table:table-cell>
        </table:table-row>
        <table:table-row table:style-name="ro2">
          <table:table-cell office:value-type="string">
            <text:p>H2O </text:p>
          </table:table-cell>
          <table:table-cell office:value-type="string">
            <text:p>Eau</text:p>
          </table:table-cell>
          <table:table-cell table:style-name="ce4" office:value-type="string">
            <text:p>mmolH2O mol-1</text:p>
          </table:table-cell>
          <table:table-cell table:number-columns-repeated="2"/>
          <table:table-cell office:value-type="string">
            <text:p>H2O </text:p>
          </table:table-cell>
          <table:table-cell office:value-type="string">
            <text:p>Eau</text:p>
          </table:table-cell>
          <table:table-cell office:value-type="string">
            <text:p>mmolH2O mol-1</text:p>
          </table:table-cell>
        </table:table-row>
        <table:table-row table:style-name="ro1">
          <table:table-cell office:value-type="string">
            <text:p>LE </text:p>
          </table:table-cell>
          <table:table-cell office:value-type="string">
            <text:p>Flux de chaleur latente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LE </text:p>
          </table:table-cell>
          <table:table-cell office:value-type="string">
            <text:p>Flux de chaleur latente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B </text:p>
          </table:table-cell>
          <table:table-cell office:value-type="string">
            <text:p>Stock de chaleur dans la biomass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SB </text:p>
          </table:table-cell>
          <table:table-cell office:value-type="string">
            <text:p>Stock de chaleur dans la biomass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C </text:p>
          </table:table-cell>
          <table:table-cell office:value-type="string">
            <text:p>Flux de Stockage de CO2</text:p>
          </table:table-cell>
          <table:table-cell office:value-type="string">
            <text:p>μmolCO2 m-2 s-1</text:p>
          </table:table-cell>
          <table:table-cell table:number-columns-repeated="2"/>
          <table:table-cell office:value-type="string">
            <text:p>SC </text:p>
          </table:table-cell>
          <table:table-cell office:value-type="string">
            <text:p>Flux de Stockage de CO2</text:p>
          </table:table-cell>
          <table:table-cell office:value-type="string">
            <text:p>μmolCO2 m-2 s-1</text:p>
          </table:table-cell>
        </table:table-row>
        <table:table-row table:style-name="ro1">
          <table:table-cell office:value-type="string">
            <text:p>SH </text:p>
          </table:table-cell>
          <table:table-cell office:value-type="string">
            <text:p>Flux de Stockage de chaleur sensible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SH </text:p>
          </table:table-cell>
          <table:table-cell office:value-type="string">
            <text:p>Flux de Stockage de chaleur sensible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LE</text:p>
          </table:table-cell>
          <table:table-cell office:value-type="string">
            <text:p>Latent heat storage flux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SLE</text:p>
          </table:table-cell>
          <table:table-cell office:value-type="string">
            <text:p>Latent heat storage flux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TAU </text:p>
          </table:table-cell>
          <table:table-cell office:value-type="string">
            <text:p>Momentum flux</text:p>
          </table:table-cell>
          <table:table-cell office:value-type="string">
            <text:p>Kg m-1 s-2</text:p>
          </table:table-cell>
          <table:table-cell table:number-columns-repeated="2"/>
          <table:table-cell office:value-type="string">
            <text:p>TAU </text:p>
          </table:table-cell>
          <table:table-cell office:value-type="string">
            <text:p>Momentum flux</text:p>
          </table:table-cell>
          <table:table-cell office:value-type="string">
            <text:p>Kg m-1 s-2</text:p>
          </table:table-cell>
        </table:table-row>
        <table:table-row table:style-name="ro1">
          <table:table-cell office:value-type="string">
            <text:p>USTAR </text:p>
          </table:table-cell>
          <table:table-cell office:value-type="string">
            <text:p>vitesse de frottement </text:p>
          </table:table-cell>
          <table:table-cell office:value-type="string">
            <text:p>m s-1</text:p>
          </table:table-cell>
          <table:table-cell table:number-columns-repeated="2"/>
          <table:table-cell office:value-type="string">
            <text:p>USTAR </text:p>
          </table:table-cell>
          <table:table-cell office:value-type="string">
            <text:p>vitesse de frottement </text:p>
          </table:table-cell>
          <table:table-cell office:value-type="string">
            <text:p>m s-1</text:p>
          </table:table-cell>
        </table:table-row>
        <table:table-row table:style-name="ro1">
          <table:table-cell office:value-type="string">
            <text:p>ZL </text:p>
          </table:table-cell>
          <table:table-cell office:value-type="string">
            <text:p>Parametre de stabilité</text:p>
          </table:table-cell>
          <table:table-cell office:value-type="string">
            <text:p>Sans dimension</text:p>
          </table:table-cell>
          <table:table-cell table:number-columns-repeated="2"/>
          <table:table-cell office:value-type="string">
            <text:p>ZL </text:p>
          </table:table-cell>
          <table:table-cell office:value-type="string">
            <text:p>Parametre de stabilité</text:p>
          </table:table-cell>
          <table:table-cell office:value-type="string">
            <text:p>Sans dimension</text:p>
          </table:table-cell>
        </table:table-row>
        <table:table-row table:style-name="ro1">
          <table:table-cell office:value-type="string">
            <text:p>PRI </text:p>
          </table:table-cell>
          <table:table-cell office:value-type="string">
            <text:p>Indice de reflexion photochimique </text:p>
          </table:table-cell>
          <table:table-cell office:value-type="string">
            <text:p>Sans dimension</text:p>
          </table:table-cell>
          <table:table-cell table:number-columns-repeated="2"/>
          <table:table-cell office:value-type="string">
            <text:p>PRI </text:p>
          </table:table-cell>
          <table:table-cell office:value-type="string">
            <text:p>Indice de reflexion photochimique </text:p>
          </table:table-cell>
          <table:table-cell office:value-type="string">
            <text:p>Sans dimension</text:p>
          </table:table-cell>
        </table:table-row>
        <table:table-row table:style-name="ro1">
          <table:table-cell office:value-type="string">
            <text:p>G </text:p>
          </table:table-cell>
          <table:table-cell office:value-type="string">
            <text:p>Flux de chaleur du sol </text:p>
          </table:table-cell>
          <table:table-cell office:value-type="string">
            <text:p>W m-2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Flux de chaleur du sol 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AP_FLOW </text:p>
          </table:table-cell>
          <table:table-cell office:value-type="string">
            <text:p>Vitesse flux de seve </text:p>
          </table:table-cell>
          <table:table-cell office:value-type="string">
            <text:p><text:s/>mmolH2O m-2 s-1</text:p>
          </table:table-cell>
          <table:table-cell table:number-columns-repeated="2"/>
          <table:table-cell office:value-type="string">
            <text:p>SAP_FLOW </text:p>
          </table:table-cell>
          <table:table-cell office:value-type="string">
            <text:p>Vitesse flux de seve </text:p>
          </table:table-cell>
          <table:table-cell office:value-type="string">
            <text:p><text:s/>mmolH2O m-2 s-1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column table:style-name="co4" table:default-cell-style-name="ce2"/>
        <table:table-column table:style-name="co4" table:number-columns-repeated="2" table:default-cell-style-name="ce3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unité</text:p>
          </table:table-cell>
        </table:table-row>
        <table:table-row table:style-name="ro1">
          <table:table-cell/>
          <table:table-cell office:value-type="string">
            <text:p>TIMESTAMP_START</text:p>
          </table:table-cell>
          <table:table-cell office:value-type="string">
            <text:p><text:s/>date debut</text:p>
          </table:table-cell>
          <table:table-cell office:value-type="string">
            <text:p>timestamp</text:p>
          </table:table-cell>
        </table:table-row>
        <table:table-row table:style-name="ro1">
          <table:table-cell/>
          <table:table-cell office:value-type="string">
            <text:p>TIMESTAMP_END </text:p>
          </table:table-cell>
          <table:table-cell office:value-type="string">
            <text:p><text:s text:c="2"/>date fin</text:p>
          </table:table-cell>
          <table:table-cell office:value-type="string">
            <text:p>timestamp</text:p>
          </table:table-cell>
        </table:table-row>
        <table:table-row table:style-name="ro1">
          <table:table-cell/>
          <table:table-cell office:value-type="string">
            <text:p>DTime 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NETRAD </text:p>
          </table:table-cell>
          <table:table-cell office:value-type="string">
            <text:p>Net radiation (including SW and LW components) </text:p>
          </table:table-cell>
          <table:table-cell office:value-type="string">
            <text:p><text:s/>W m-2</text:p>
          </table:table-cell>
        </table:table-row>
        <table:table-row table:style-name="ro1">
          <table:table-cell/>
          <table:table-cell office:value-type="string">
            <text:p>P </text:p>
          </table:table-cell>
          <table:table-cell office:value-type="string">
            <text:p>Precipitation</text:p>
          </table:table-cell>
          <table:table-cell office:value-type="string">
            <text:p><text:s/>mm</text:p>
          </table:table-cell>
        </table:table-row>
        <table:table-row table:style-name="ro1">
          <table:table-cell/>
          <table:table-cell office:value-type="string">
            <text:p>PA </text:p>
          </table:table-cell>
          <table:table-cell office:value-type="string">
            <text:p>Pression athmosphérique </text:p>
          </table:table-cell>
          <table:table-cell office:value-type="string">
            <text:p>Kpa</text:p>
          </table:table-cell>
        </table:table-row>
        <table:table-row table:style-name="ro2">
          <table:table-cell/>
          <table:table-cell office:value-type="string">
            <text:p>PPFD_DIF </text:p>
          </table:table-cell>
          <table:table-cell office:value-type="string">
            <text:p>Diffuse incoming PPFD (400-700 nm)</text:p>
          </table:table-cell>
          <table:table-cell table:style-name="ce4" office:value-type="string">
            <text:p>umol m-2 s-1</text:p>
          </table:table-cell>
        </table:table-row>
        <table:table-row table:style-name="ro2">
          <table:table-cell/>
          <table:table-cell office:value-type="string">
            <text:p>PPFD_IN </text:p>
          </table:table-cell>
          <table:table-cell office:value-type="string">
            <text:p>Photosynthetic Photon Flux Density (400-700 nm)</text:p>
          </table:table-cell>
          <table:table-cell table:style-name="ce4" office:value-type="string">
            <text:p>umol m-2 s-1</text:p>
          </table:table-cell>
        </table:table-row>
        <table:table-row table:style-name="ro2">
          <table:table-cell/>
          <table:table-cell office:value-type="string">
            <text:p>PPFD_OUT </text:p>
          </table:table-cell>
          <table:table-cell office:value-type="string">
            <text:p>Reflected PPFD (400-700 nm)</text:p>
          </table:table-cell>
          <table:table-cell table:style-name="ce4" office:value-type="string">
            <text:p>umol m-2 s-1</text:p>
          </table:table-cell>
        </table:table-row>
        <table:table-row table:style-name="ro1">
          <table:table-cell/>
          <table:table-cell office:value-type="string">
            <text:p>RH </text:p>
          </table:table-cell>
          <table:table-cell office:value-type="string">
            <text:p>Humidité relative</text:p>
          </table:table-cell>
          <table:table-cell office:value-type="string">
            <text:p>%</text:p>
          </table:table-cell>
        </table:table-row>
        <table:table-row table:style-name="ro1">
          <table:table-cell/>
          <table:table-cell office:value-type="string">
            <text:p>SW_IN </text:p>
          </table:table-cell>
          <table:table-cell office:value-type="string">
            <text:p>Incoming Shortwave radiation (in the range from 0.3 to 4.5 micron)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SW_OUT </text:p>
          </table:table-cell>
          <table:table-cell office:value-type="string">
            <text:p>Outgoing Shortwave radiation (in the range from 0.3 to 4.5 micron)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TA </text:p>
          </table:table-cell>
          <table:table-cell office:value-type="string">
            <text:p>Temperature de l'air</text:p>
          </table:table-cell>
          <table:table-cell office:value-type="string">
            <text:p>°C</text:p>
          </table:table-cell>
        </table:table-row>
        <table:table-row table:style-name="ro1">
          <table:table-cell/>
          <table:table-cell office:value-type="string">
            <text:p>TS </text:p>
          </table:table-cell>
          <table:table-cell office:value-type="string">
            <text:p>Temperature du sol </text:p>
          </table:table-cell>
          <table:table-cell office:value-type="string">
            <text:p>°C</text:p>
          </table:table-cell>
        </table:table-row>
        <table:table-row table:style-name="ro1">
          <table:table-cell/>
          <table:table-cell office:value-type="string">
            <text:p>WD </text:p>
          </table:table-cell>
          <table:table-cell office:value-type="string">
            <text:p>Direction du vent </text:p>
          </table:table-cell>
          <table:table-cell office:value-type="string">
            <text:p>Decimal degree</text:p>
          </table:table-cell>
        </table:table-row>
        <table:table-row table:style-name="ro1">
          <table:table-cell/>
          <table:table-cell office:value-type="string">
            <text:p>WS </text:p>
          </table:table-cell>
          <table:table-cell office:value-type="string">
            <text:p>Vitesse du vent</text:p>
          </table:table-cell>
          <table:table-cell office:value-type="string">
            <text:p>m s-1</text:p>
          </table:table-cell>
        </table:table-row>
        <table:table-row table:style-name="ro1">
          <table:table-cell/>
          <table:table-cell office:value-type="string">
            <text:p>CO2 </text:p>
          </table:table-cell>
          <table:table-cell office:value-type="string">
            <text:p>Concentration du CO2</text:p>
          </table:table-cell>
          <table:table-cell office:value-type="string">
            <text:p>ppm</text:p>
          </table:table-cell>
        </table:table-row>
        <table:table-row table:style-name="ro1">
          <table:table-cell/>
          <table:table-cell office:value-type="string">
            <text:p>FC </text:p>
          </table:table-cell>
          <table:table-cell office:value-type="string">
            <text:p>Flux CO2</text:p>
          </table:table-cell>
          <table:table-cell office:value-type="string">
            <text:p>umolCO2 m-2 s-1</text:p>
          </table:table-cell>
        </table:table-row>
        <table:table-row table:style-name="ro1">
          <table:table-cell/>
          <table:table-cell office:value-type="string">
            <text:p>H </text:p>
          </table:table-cell>
          <table:table-cell office:value-type="string">
            <text:p>Sensible heat flux</text:p>
          </table:table-cell>
          <table:table-cell office:value-type="string">
            <text:p><text:s/>W m-2</text:p>
          </table:table-cell>
        </table:table-row>
        <table:table-row table:style-name="ro3">
          <table:table-cell/>
          <table:table-cell office:value-type="string">
            <text:p>H2O </text:p>
          </table:table-cell>
          <table:table-cell office:value-type="string">
            <text:p>H20 </text:p>
          </table:table-cell>
          <table:table-cell table:style-name="ce4" office:value-type="string">
            <text:p>mmolH2O mol-1</text:p>
          </table:table-cell>
        </table:table-row>
        <table:table-row table:style-name="ro1">
          <table:table-cell/>
          <table:table-cell office:value-type="string">
            <text:p>LE </text:p>
          </table:table-cell>
          <table:table-cell office:value-type="string">
            <text:p>Latent heat flux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SB </text:p>
          </table:table-cell>
          <table:table-cell office:value-type="string">
            <text:p>Stock de chaleur dans la biomass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SC </text:p>
          </table:table-cell>
          <table:table-cell office:value-type="string">
            <text:p>CO2 storage flux</text:p>
          </table:table-cell>
          <table:table-cell office:value-type="string">
            <text:p>umolCO2 m-2 s-1</text:p>
          </table:table-cell>
        </table:table-row>
        <table:table-row table:style-name="ro1">
          <table:table-cell/>
          <table:table-cell office:value-type="string">
            <text:p>SH </text:p>
          </table:table-cell>
          <table:table-cell office:value-type="string">
            <text:p>Sensible heat storage flux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SLE</text:p>
          </table:table-cell>
          <table:table-cell office:value-type="string">
            <text:p>Latent heat storage flux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TAU </text:p>
          </table:table-cell>
          <table:table-cell office:value-type="string">
            <text:p>Momentum flux</text:p>
          </table:table-cell>
          <table:table-cell office:value-type="string">
            <text:p>Kg m-1 s-2</text:p>
          </table:table-cell>
        </table:table-row>
        <table:table-row table:style-name="ro1">
          <table:table-cell/>
          <table:table-cell office:value-type="string">
            <text:p>USTAR </text:p>
          </table:table-cell>
          <table:table-cell office:value-type="string">
            <text:p><text:s/>Friction velocity </text:p>
          </table:table-cell>
          <table:table-cell office:value-type="string">
            <text:p>m s-1</text:p>
          </table:table-cell>
        </table:table-row>
        <table:table-row table:style-name="ro1">
          <table:table-cell/>
          <table:table-cell office:value-type="string">
            <text:p>ZL </text:p>
          </table:table-cell>
          <table:table-cell office:value-type="string">
            <text:p>Stability parameter</text:p>
          </table:table-cell>
          <table:table-cell office:value-type="string">
            <text:p>adimensional</text:p>
          </table:table-cell>
        </table:table-row>
        <table:table-row table:style-name="ro1">
          <table:table-cell/>
          <table:table-cell office:value-type="string">
            <text:p>PRI </text:p>
          </table:table-cell>
          <table:table-cell office:value-type="string">
            <text:p><text:s/>Photochemical Reflectance Index</text:p>
          </table:table-cell>
          <table:table-cell office:value-type="string">
            <text:p>adimensional</text:p>
          </table:table-cell>
        </table:table-row>
        <table:table-row table:style-name="ro1">
          <table:table-cell/>
          <table:table-cell office:value-type="string">
            <text:p>G </text:p>
          </table:table-cell>
          <table:table-cell office:value-type="string">
            <text:p>Soil heat flux</text:p>
          </table:table-cell>
          <table:table-cell office:value-type="string">
            <text:p>W m-2</text:p>
          </table:table-cell>
        </table:table-row>
        <table:table-row table:style-name="ro1">
          <table:table-cell/>
          <table:table-cell office:value-type="string">
            <text:p>SAP_FLOW </text:p>
          </table:table-cell>
          <table:table-cell office:value-type="string">
            <text:p>vitesse flux de seve </text:p>
          </table:table-cell>
          <table:table-cell office:value-type="string">
            <text:p><text:s/>mmolH2O m-2 s-1</text:p>
          </table:table-cell>
        </table:table-row>
      </table:table>
      <table:table table:name="Feuille3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Description</text:p>
          </table:table-cell>
          <table:table-cell office:value-type="string">
            <text:p>unité</text:p>
          </table:table-cell>
        </table:table-row>
        <table:table-row table:style-name="ro1">
          <table:table-cell office:value-type="string">
            <text:p>TIMESTAMP_START</text:p>
          </table:table-cell>
          <table:table-cell office:value-type="string">
            <text:p>Date debut</text:p>
          </table:table-cell>
          <table:table-cell office:value-type="string">
            <text:p>timestamp</text:p>
          </table:table-cell>
        </table:table-row>
        <table:table-row table:style-name="ro1">
          <table:table-cell office:value-type="string">
            <text:p>TIMESTAMP_END </text:p>
          </table:table-cell>
          <table:table-cell office:value-type="string">
            <text:p>Date fin</text:p>
          </table:table-cell>
          <table:table-cell office:value-type="string">
            <text:p>timestamp</text:p>
          </table:table-cell>
        </table:table-row>
        <table:table-row table:style-name="ro1">
          <table:table-cell office:value-type="string">
            <text:p>DTime </text:p>
          </table:table-cell>
          <table:table-cell office:value-type="string">
            <text:p>Date sur <text:s/>366 jours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RAD </text:p>
          </table:table-cell>
          <table:table-cell office:value-type="string">
            <text:p>Radiation nette (incluant radiation solaire et infrarouge) 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P </text:p>
          </table:table-cell>
          <table:table-cell office:value-type="string">
            <text:p>Precipitation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PA </text:p>
          </table:table-cell>
          <table:table-cell office:value-type="string">
            <text:p>Pression athmosphérique </text:p>
          </table:table-cell>
          <table:table-cell office:value-type="string">
            <text:p>Kpa</text:p>
          </table:table-cell>
        </table:table-row>
        <table:table-row table:style-name="ro1">
          <table:table-cell office:value-type="string">
            <text:p>PPFD_DIF </text:p>
          </table:table-cell>
          <table:table-cell office:value-type="string">
            <text:p>PPFD diffuse incidente (400-700 nm)</text:p>
          </table:table-cell>
          <table:table-cell office:value-type="string">
            <text:p>μmol m-2 s-1</text:p>
          </table:table-cell>
        </table:table-row>
        <table:table-row table:style-name="ro1">
          <table:table-cell office:value-type="string">
            <text:p>PPFD_IN </text:p>
          </table:table-cell>
          <table:table-cell office:value-type="string">
            <text:p>Densité de Flux Photon Photosynthetique (PPFD) </text:p>
          </table:table-cell>
          <table:table-cell office:value-type="string">
            <text:p>μmol m-2 s-1</text:p>
          </table:table-cell>
        </table:table-row>
        <table:table-row table:style-name="ro1">
          <table:table-cell office:value-type="string">
            <text:p>PPFD_OUT </text:p>
          </table:table-cell>
          <table:table-cell office:value-type="string">
            <text:p>PPFD réflechi (400-700 nm)</text:p>
          </table:table-cell>
          <table:table-cell office:value-type="string">
            <text:p>μmol m-2 s-1</text:p>
          </table:table-cell>
        </table:table-row>
        <table:table-row table:style-name="ro1">
          <table:table-cell office:value-type="string">
            <text:p>RH </text:p>
          </table:table-cell>
          <table:table-cell office:value-type="string">
            <text:p>Humidité relative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SW_IN </text:p>
          </table:table-cell>
          <table:table-cell office:value-type="string">
            <text:p>Radiations des Ondes courtes incidentes (0.3 to 4.5 micron)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W_OUT </text:p>
          </table:table-cell>
          <table:table-cell office:value-type="string">
            <text:p>Radiations des Ondes courtes sortantes ( 0.3 to 4.5 micron)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TA </text:p>
          </table:table-cell>
          <table:table-cell office:value-type="string">
            <text:p>Temperature de l'air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TS </text:p>
          </table:table-cell>
          <table:table-cell office:value-type="string">
            <text:p>Temperature du sol 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WD </text:p>
          </table:table-cell>
          <table:table-cell office:value-type="string">
            <text:p>Direction du vent </text:p>
          </table:table-cell>
          <table:table-cell office:value-type="string">
            <text:p>Decimal degree</text:p>
          </table:table-cell>
        </table:table-row>
        <table:table-row table:style-name="ro1">
          <table:table-cell office:value-type="string">
            <text:p>WS </text:p>
          </table:table-cell>
          <table:table-cell office:value-type="string">
            <text:p>Vitesse du vent</text:p>
          </table:table-cell>
          <table:table-cell office:value-type="string">
            <text:p>m s-1</text:p>
          </table:table-cell>
        </table:table-row>
        <table:table-row table:style-name="ro1">
          <table:table-cell office:value-type="string">
            <text:p>CO2 </text:p>
          </table:table-cell>
          <table:table-cell office:value-type="string">
            <text:p>Concentration du CO2</text:p>
          </table:table-cell>
          <table:table-cell office:value-type="string">
            <text:p>ppm</text:p>
          </table:table-cell>
        </table:table-row>
        <table:table-row table:style-name="ro1">
          <table:table-cell office:value-type="string">
            <text:p>FC </text:p>
          </table:table-cell>
          <table:table-cell office:value-type="string">
            <text:p>Flux CO2</text:p>
          </table:table-cell>
          <table:table-cell office:value-type="string">
            <text:p>μmolCO2 m-2 s-1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Flux de chaleur sensible</text:p>
          </table:table-cell>
          <table:table-cell office:value-type="string">
            <text:p><text:s/>W m-2</text:p>
          </table:table-cell>
        </table:table-row>
        <table:table-row table:style-name="ro1">
          <table:table-cell office:value-type="string">
            <text:p>H2O </text:p>
          </table:table-cell>
          <table:table-cell office:value-type="string">
            <text:p>Eau</text:p>
          </table:table-cell>
          <table:table-cell office:value-type="string">
            <text:p>mmolH2O mol-1</text:p>
          </table:table-cell>
        </table:table-row>
        <table:table-row table:style-name="ro1">
          <table:table-cell office:value-type="string">
            <text:p>LE </text:p>
          </table:table-cell>
          <table:table-cell office:value-type="string">
            <text:p>Flux de chaleur latente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B </text:p>
          </table:table-cell>
          <table:table-cell office:value-type="string">
            <text:p>Stock de chaleur dans la biomass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C </text:p>
          </table:table-cell>
          <table:table-cell office:value-type="string">
            <text:p>Flux de Stockage de CO2</text:p>
          </table:table-cell>
          <table:table-cell office:value-type="string">
            <text:p>μmolCO2 m-2 s-1</text:p>
          </table:table-cell>
        </table:table-row>
        <table:table-row table:style-name="ro1">
          <table:table-cell office:value-type="string">
            <text:p>SH </text:p>
          </table:table-cell>
          <table:table-cell office:value-type="string">
            <text:p>Flux de Stockage de chaleur sensible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LE</text:p>
          </table:table-cell>
          <table:table-cell office:value-type="string">
            <text:p>Latent heat storage flux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TAU </text:p>
          </table:table-cell>
          <table:table-cell office:value-type="string">
            <text:p>Momentum flux</text:p>
          </table:table-cell>
          <table:table-cell office:value-type="string">
            <text:p>Kg m-1 s-2</text:p>
          </table:table-cell>
        </table:table-row>
        <table:table-row table:style-name="ro1">
          <table:table-cell office:value-type="string">
            <text:p>USTAR </text:p>
          </table:table-cell>
          <table:table-cell office:value-type="string">
            <text:p>vitesse de frottement </text:p>
          </table:table-cell>
          <table:table-cell office:value-type="string">
            <text:p>m s-1</text:p>
          </table:table-cell>
        </table:table-row>
        <table:table-row table:style-name="ro1">
          <table:table-cell office:value-type="string">
            <text:p>ZL </text:p>
          </table:table-cell>
          <table:table-cell office:value-type="string">
            <text:p>Parametre de stabilité</text:p>
          </table:table-cell>
          <table:table-cell office:value-type="string">
            <text:p>Sans dimension</text:p>
          </table:table-cell>
        </table:table-row>
        <table:table-row table:style-name="ro1">
          <table:table-cell office:value-type="string">
            <text:p>PRI </text:p>
          </table:table-cell>
          <table:table-cell office:value-type="string">
            <text:p>Indice de reflexion photochimique </text:p>
          </table:table-cell>
          <table:table-cell office:value-type="string">
            <text:p>Sans dimension</text:p>
          </table:table-cell>
        </table:table-row>
        <table:table-row table:style-name="ro1">
          <table:table-cell office:value-type="string">
            <text:p>G </text:p>
          </table:table-cell>
          <table:table-cell office:value-type="string">
            <text:p>Flux de chaleur du sol </text:p>
          </table:table-cell>
          <table:table-cell office:value-type="string">
            <text:p>W m-2</text:p>
          </table:table-cell>
        </table:table-row>
        <table:table-row table:style-name="ro1">
          <table:table-cell office:value-type="string">
            <text:p>SAP_FLOW </text:p>
          </table:table-cell>
          <table:table-cell office:value-type="string">
            <text:p>Vitesse flux de seve </text:p>
          </table:table-cell>
          <table:table-cell office:value-type="string">
            <text:p><text:s/>mmolH2O m-2 s-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2017-09-29</text:date>, <text:time>15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</meta:initial-creator>
    <meta:creation-date>2017-09-22T15:47:30</meta:creation-date>
    <dc:date>2017-09-29T15:16:34</dc:date>
    <dc:creator>o </dc:creator>
    <meta:editing-duration>P2DT18H12M18S</meta:editing-duration>
    <meta:editing-cycles>4</meta:editing-cycles>
    <meta:generator>OpenOffice/4.1.1$Unix OpenOffice.org_project/411m6$Build-9775</meta:generator>
    <meta:document-statistic meta:table-count="3" meta:cell-count="382" meta:object-count="0"/>
    <meta:user-defined meta:name=""/>
  </office:meta>
</office:document-meta>
</file>